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row>
                <mi>p</mi>
                <mi>'</mi>
              </mrow>
            </msub>
          </mrow>
          <mo stretchy="false">∣</mo>
          <mrow>
            <msub>
              <mrow>
                <mover accent="true">
                  <mo stretchy="false">α</mo>
                  <mo stretchy="false">̄</mo>
                </mover>
              </mrow>
              <mi>p</mi>
            </msub>
          </mrow>
        </mrow>
      </mfenced>
      <mrow>
        <mi/>
        <mo stretchy="false">=</mo>
        <mi/>
      </mrow>
      <mrow>
        <mo stretchy="true">{</mo>
        <mrow>
          <mtable>
            <mtr>
              <mtd>
                <mrow>
                  <mn>1</mn>
                  <mi/>
                  <mtext> für </mtext>
                  <mfenced open="∣" close="〉">
                    <mrow>
                      <msub>
                        <mrow>
                          <mover accent="true">
                            <mo stretchy="false">α</mo>
                            <mo stretchy="false">̄</mo>
                          </mover>
                        </mrow>
                        <mrow>
                          <mi>p</mi>
                          <mi>'</mi>
                        </mrow>
                      </msub>
                    </mrow>
                  </mfenced>
                  <mrow>
                    <mi/>
                    <mo stretchy="false">=</mo>
                    <mi/>
                  </mrow>
                  <mfenced open="∣" close="〉">
                    <mrow>
                      <msub>
                        <mrow>
                          <mover accent="true">
                            <mo stretchy="false">α</mo>
                            <mo stretchy="false">̄</mo>
                          </mover>
                        </mrow>
                        <mrow>
                          <mi>p</mi>
                        </mrow>
                      </msub>
                    </mrow>
                  </mfenced>
                </mrow>
              </mtd>
            </mtr>
            <mtr>
              <mtd>
                <mrow>
                  <mrow>
                    <mn>0</mn>
                    <mi/>
                    <mtext> sonst</mtext>
                  </mrow>
                </mrow>
              </mtd>
            </mtr>
          </mtable>
        </mrow>
      </mrow>
    </mrow>
    <annotation encoding="StarMath 5.0">left langle {bar %ialpha} _{p'} mline {bar %ialpha} _p right rangle `=` left lbrace binom
{1 ` " für " left lline {bar %ialpha} _{p'} right rangle `=` left lline {bar %ialpha} _{p} right rangle}
{alignl{0 ` " sonst"}}
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2:21:37.248000000</meta:creation-date>
    <meta:generator>LibreOffice/4.1.4.2$Windows_x86 LibreOffice_project/0a0440ccc0227ad9829de5f46be37cfb6edcf72</meta:generator>
  </office:meta>
</office:document-meta>
</file>